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4.7846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4425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2256in"/>
    </style:style>
    <style:style style:name="co9" style:family="table-column">
      <style:table-column-properties fo:break-before="auto" style:column-width="1.5256in"/>
    </style:style>
    <style:style style:name="co10" style:family="table-column">
      <style:table-column-properties fo:break-before="auto" style:column-width="1.3756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611in"/>
    </style:style>
    <style:style style:name="co13" style:family="table-column">
      <style:table-column-properties fo:break-before="auto" style:column-width="1.3862in"/>
    </style:style>
    <style:style style:name="co14" style:family="table-column">
      <style:table-column-properties fo:break-before="auto" style:column-width="1.4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>
      <style:map style:condition="cell-content()=MAX([.$A$2:.$A$100])" style:apply-style-name="Untitled2" style:base-cell-address="Sheet1.A2"/>
    </style:style>
    <style:style style:name="ce3" style:family="table-cell" style:parent-style-name="Default" style:data-style-name="N2">
      <style:map style:condition="cell-content()=MAX([.$A$2:.$A$100])" style:apply-style-name="Untitled2" style:base-cell-address="Sheet1.A13"/>
    </style:style>
    <style:style style:name="ce4" style:family="table-cell" style:parent-style-name="Default" style:data-style-name="N2">
      <style:map style:condition="cell-content()=MAX([.$A$2:.$A$100])" style:apply-style-name="Untitled2" style:base-cell-address="Sheet1.A14"/>
    </style:style>
    <style:style style:name="ce5" style:family="table-cell" style:parent-style-name="Default" style:data-style-name="N2">
      <style:map style:condition="cell-content()=MAX([.$A$2:.$A$100])" style:apply-style-name="Untitled2" style:base-cell-address="Sheet1.A15"/>
    </style:style>
    <style:style style:name="ce6" style:family="table-cell" style:parent-style-name="Default" style:data-style-name="N2">
      <style:map style:condition="cell-content()=MAX([.$A$2:.$A$100])" style:apply-style-name="Untitled2" style:base-cell-address="Sheet1.A16"/>
    </style:style>
    <style:style style:name="ce7" style:family="table-cell" style:parent-style-name="Default" style:data-style-name="N2">
      <style:map style:condition="cell-content()=MAX([.$A$2:.$A$100])" style:apply-style-name="Untitled2" style:base-cell-address="Sheet1.A17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map style:condition="cell-content()=MAX([.$B$2:.$B$100])" style:apply-style-name="Untitled1" style:base-cell-address="Sheet1.B2"/>
    </style:style>
    <style:style style:name="ce10" style:family="table-cell" style:parent-style-name="Default" style:data-style-name="N2">
      <style:map style:condition="cell-content()=MAX([.$B$2:.$B$100])" style:apply-style-name="Untitled1" style:base-cell-address="Sheet1.B13"/>
    </style:style>
    <style:style style:name="ce11" style:family="table-cell" style:parent-style-name="Default" style:data-style-name="N2">
      <style:map style:condition="cell-content()=MAX([.$B$2:.$B$100])" style:apply-style-name="Untitled1" style:base-cell-address="Sheet1.B14"/>
    </style:style>
    <style:style style:name="ce12" style:family="table-cell" style:parent-style-name="Default" style:data-style-name="N2">
      <style:map style:condition="cell-content()=MAX([.$B$2:.$B$100])" style:apply-style-name="Untitled1" style:base-cell-address="Sheet1.B15"/>
    </style:style>
    <style:style style:name="ce13" style:family="table-cell" style:parent-style-name="Default" style:data-style-name="N2">
      <style:map style:condition="cell-content()=MAX([.$B$2:.$B$100])" style:apply-style-name="Untitled1" style:base-cell-address="Sheet1.B16"/>
    </style:style>
    <style:style style:name="ce14" style:family="table-cell" style:parent-style-name="Default" style:data-style-name="N2">
      <style:map style:condition="cell-content()=MAX([.$B$2:.$B$100])" style:apply-style-name="Untitled1" style:base-cell-address="Sheet1.B17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104">
      <style:text-properties fo:font-weight="bold" style:font-weight-asian="bold" style:font-weight-complex="bold"/>
    </style:style>
    <style:style style:name="ce18" style:family="table-cell" style:parent-style-name="Default" style:data-style-name="N104"/>
    <style:style style:name="ce19" style:family="table-cell" style:parent-style-name="Default" style:data-style-name="N1">
      <style:text-properties fo:font-weight="bold" style:font-weight-asian="bold" style:font-weight-complex="bold"/>
    </style:style>
    <style:style style:name="ce20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Default"/>
        <table:table-column table:style-name="co4" table:default-cell-style-name="ce18"/>
        <table:table-column table:style-name="co5" table:default-cell-style-name="ce20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logic score</text:p>
          </table:table-cell>
          <table:table-cell table:style-name="ce1" office:value-type="string" calcext:value-type="string">
            <text:p>motor score</text:p>
          </table:table-cell>
          <table:table-cell table:style-name="ce15" office:value-type="string" calcext:value-type="string">
            <text:p>name</text:p>
          </table:table-cell>
          <table:table-cell table:style-name="ce17" office:value-type="string" calcext:value-type="string">
            <text:p>price</text:p>
          </table:table-cell>
          <table:table-cell table:style-name="ce19" office:value-type="string" calcext:value-type="string">
            <text:p>down</text:p>
          </table:table-cell>
          <table:table-cell table:style-name="ce19" office:value-type="string" calcext:value-type="string">
            <text:p>up</text:p>
          </table:table-cell>
          <table:table-cell table:style-name="ce15" office:value-type="string" calcext:value-type="string">
            <text:p>min input voltage</text:p>
          </table:table-cell>
          <table:table-cell table:style-name="ce15" office:value-type="string" calcext:value-type="string">
            <text:p>max input voltage</text:p>
          </table:table-cell>
          <table:table-cell table:style-name="ce15" office:value-type="string" calcext:value-type="string">
            <text:p>max input current (A)</text:p>
          </table:table-cell>
          <table:table-cell table:style-name="ce15" office:value-type="string" calcext:value-type="string">
            <text:p>min output voltage</text:p>
          </table:table-cell>
          <table:table-cell table:style-name="ce15" office:value-type="string" calcext:value-type="string">
            <text:p>max output voltage</text:p>
          </table:table-cell>
          <table:table-cell table:style-name="ce15" office:value-type="string" calcext:value-type="string">
            <text:p>max output current (A)</text:p>
          </table:table-cell>
          <table:table-cell table:style-name="ce15" office:value-type="string" calcext:value-type="string">
            <text:p>efficiency (%)</text:p>
          </table:table-cell>
          <table:table-cell table:style-name="ce15" office:value-type="string" calcext:value-type="string">
            <text:p>natural cooling (W)</text:p>
          </table:table-cell>
          <table:table-cell table:style-name="ce15" office:value-type="string" calcext:value-type="string">
            <text:p>heatsink cooling (W)</text:p>
          </table:table-cell>
          <table:table-cell table:style-name="ce15" office:value-type="string" calcext:value-type="string">
            <text:p>weight (g)</text:p>
          </table:table-cell>
          <table:table-cell table:style-name="ce15" office:value-type="string" calcext:value-type="string">
            <text:p>length (mm)</text:p>
          </table:table-cell>
          <table:table-cell table:style-name="ce15" office:value-type="string" calcext:value-type="string">
            <text:p>width (mm)</text:p>
          </table:table-cell>
          <table:table-cell table:style-name="ce15" office:value-type="string" calcext:value-type="string">
            <text:p>height (mm)</text:p>
          </table:table-cell>
          <table:table-cell table:style-name="ce15" office:value-type="string" calcext:value-type="string">
            <text:p>url</text:p>
          </table:table-cell>
          <table:table-cell table:style-name="ce15" table:number-columns-repeated="1004"/>
        </table:table-row>
        <table:table-row table:style-name="ro2">
          <table:table-cell table:style-name="ce2" table:formula="of:=((MAX_OUTPUT_CURRENT &gt;= 2)*1 + (MAX_INPUT_VOLTAGE &gt;= 12)*1 + (MIN_OUTPUT_VOLTAGE &lt;= 7)*1 + (MAX_OUTPUT_VOLTAGE &gt;= 7)*1 + BUCK * 10)/14" office:value-type="float" office:value="1" calcext:value-type="float">
            <text:p>1.00</text:p>
          </table:table-cell>
          <table:table-cell table:style-name="ce9" table:formula="of:=((MAX_OUTPUT_CURRENT &gt;= 6)*1 + (MAX_INPUT_VOLTAGE &gt;= 12)*1 + (MIN_OUTPUT_VOLTAGE &lt;= 6)*1 + (MAX_OUTPUT_VOLTAGE &gt;= 12)*1  + BUCK * 10)/14" office:value-type="float" office:value="0.928571428571429" calcext:value-type="float">
            <text:p>0.93</text:p>
          </table:table-cell>
          <table:table-cell office:value-type="string" calcext:value-type="string">
            <text:p>DJI DC-DC Step Up / Down Voltage Regulator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2.8" calcext:value-type="float">
            <text:p>22.8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http://www.dsstyles.com/product/dji-dc-dc-step-up-down-voltage-regulator-for-fpv-video-transmission?src=gb_us&amp;currency=USD&amp;gclid=CMXr5ZOkrsQCFdAF7AodJjgA0w</text:p>
          </table:table-cell>
          <table:table-cell table:number-columns-repeated="1004"/>
        </table:table-row>
        <table:table-row table:style-name="ro1">
          <table:table-cell table:style-name="ce2" table:formula="of:=((MAX_OUTPUT_CURRENT &gt;= 2)*1 + (MAX_INPUT_VOLTAGE &gt;= 12)*1 + (MIN_OUTPUT_VOLTAGE &lt;= 7)*1 + (MAX_OUTPUT_VOLTAGE &gt;= 7)*1 + BUCK * 10)/14" office:value-type="float" office:value="1" calcext:value-type="float">
            <text:p>1.00</text:p>
          </table:table-cell>
          <table:table-cell table:style-name="ce9" table:formula="of:=((MAX_OUTPUT_CURRENT &gt;= 6)*1 + (MAX_INPUT_VOLTAGE &gt;= 12)*1 + (MIN_OUTPUT_VOLTAGE &lt;= 6)*1 + (MAX_OUTPUT_VOLTAGE &gt;= 12)*1  + BUCK * 10)/14" office:value-type="float" office:value="0.928571428571429" calcext:value-type="float">
            <text:p>0.93</text:p>
          </table:table-cell>
          <table:table-cell table:style-name="ce16" office:value-type="string" calcext:value-type="string">
            <text:p>5A Lithium Charger CV CC buck Step down</text:p>
          </table:table-cell>
          <table:table-cell office:value-type="currency" office:currency="USD" office:value="3" calcext:value-type="currency">
            <text:p>$3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1.7" calcext:value-type="float">
            <text:p>61.7</text:p>
          </table:table-cell>
          <table:table-cell office:value-type="float" office:value="26.2" calcext:value-type="float">
            <text:p>26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://www.ebay.com/itm/5A-Lithium-Charger-CV-CC-buck-Step-down-Power-Supply-Module-LED-Driver-New/201114996886?_trksid=p2047675.c100009.m1982&amp;_trkparms=aid%3D777000%26algo%3DABA.MBE%26ao%3D1%26asc%3D29266%26meid%3Ddbb9285709274770a71ff18f29b33665%26pid%3D100009%26rk%3D1%26rkt%3D1%26mehot%3Dpp%26sd%3D181608388242</text:p>
          </table:table-cell>
          <table:table-cell table:number-columns-repeated="1004"/>
        </table:table-row>
        <table:table-row table:style-name="ro2">
          <table:table-cell table:style-name="ce2" table:formula="of:=((MAX_OUTPUT_CURRENT &gt;= 2)*1 + (MAX_INPUT_VOLTAGE &gt;= 12)*1 + (MIN_OUTPUT_VOLTAGE &lt;= 7)*1 + (MAX_OUTPUT_VOLTAGE &gt;= 7)*1 + BUCK * 10)/14" office:value-type="float" office:value="1" calcext:value-type="float">
            <text:p>1.00</text:p>
          </table:table-cell>
          <table:table-cell table:style-name="ce9" table:formula="of:=((MAX_OUTPUT_CURRENT &gt;= 6)*1 + (MAX_INPUT_VOLTAGE &gt;= 12)*1 + (MIN_OUTPUT_VOLTAGE &lt;= 6)*1 + (MAX_OUTPUT_VOLTAGE &gt;= 12)*1  + BUCK * 10)/14" office:value-type="float" office:value="1" calcext:value-type="float">
            <text:p>1.00</text:p>
          </table:table-cell>
          <table:table-cell office:value-type="string" calcext:value-type="string">
            <text:p>DC CC 12A 300W Step Down Buck Converter</text:p>
          </table:table-cell>
          <table:table-cell office:value-type="currency" office:currency="USD" office:value="5" calcext:value-type="currency">
            <text:p>$5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ttp://www.ebay.com/itm/DC-CC-12A-300W-Step-Down-Buck-Converter-7-32V-To-0-8-28V-Power-module-/321576507977</text:p>
          </table:table-cell>
          <table:table-cell table:number-columns-repeated="1004"/>
        </table:table-row>
        <table:table-row table:style-name="ro2">
          <table:table-cell table:style-name="ce2" table:formula="of:=((MAX_OUTPUT_CURRENT &gt;= 2)*1 + (MAX_INPUT_VOLTAGE &gt;= 12)*1 + (MIN_OUTPUT_VOLTAGE &lt;= 7)*1 + (MAX_OUTPUT_VOLTAGE &gt;= 7)*1 + BUCK * 10)/14" office:value-type="float" office:value="1" calcext:value-type="float">
            <text:p>1.00</text:p>
          </table:table-cell>
          <table:table-cell table:style-name="ce9" table:formula="of:=((MAX_OUTPUT_CURRENT &gt;= 6)*1 + (MAX_INPUT_VOLTAGE &gt;= 12)*1 + (MIN_OUTPUT_VOLTAGE &lt;= 6)*1 + (MAX_OUTPUT_VOLTAGE &gt;= 12)*1  + BUCK * 10)/14" office:value-type="float" office:value="0.928571428571429" calcext:value-type="float">
            <text:p>0.93</text:p>
          </table:table-cell>
          <table:table-cell office:value-type="string" calcext:value-type="string">
            <text:p>5 x Mini DC to DC Converter Step Down</text:p>
          </table:table-cell>
          <table:table-cell office:value-type="currency" office:currency="USD" office:value="3" calcext:value-type="currency">
            <text:p>$3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www.ebay.com/itm/5-x-Mini-DC-to-DC-Converter-Step-Down-Module-Adjustable-Power-Supply-0-8-20V-12V-/261820342197</text:p>
          </table:table-cell>
          <table:table-cell table:number-columns-repeated="1004"/>
        </table:table-row>
        <table:table-row table:style-name="ro2">
          <table:table-cell table:style-name="ce2" table:formula="of:=((MAX_OUTPUT_CURRENT &gt;= 2)*1 + (MAX_INPUT_VOLTAGE &gt;= 12)*1 + (MIN_OUTPUT_VOLTAGE &lt;= 7)*1 + (MAX_OUTPUT_VOLTAGE &gt;= 7)*1 + BUCK * 10)/14" office:value-type="float" office:value="1" calcext:value-type="float">
            <text:p>1.00</text:p>
          </table:table-cell>
          <table:table-cell table:style-name="ce9" table:formula="of:=((MAX_OUTPUT_CURRENT &gt;= 6)*1 + (MAX_INPUT_VOLTAGE &gt;= 12)*1 + (MIN_OUTPUT_VOLTAGE &lt;= 6)*1 + (MAX_OUTPUT_VOLTAGE &gt;= 12)*1  + BUCK * 10)/14" office:value-type="float" office:value="1" calcext:value-type="float">
            <text:p>1.00</text:p>
          </table:table-cell>
          <table:table-cell office:value-type="string" calcext:value-type="string">
            <text:p>DC-DC Voltage Step-down Module 7-32V</text:p>
          </table:table-cell>
          <table:table-cell office:value-type="currency" office:currency="USD" office:value="7" calcext:value-type="currency">
            <text:p>$7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ttp://www.ebay.com/itm/DC-DC-Voltage-Step-down-Module-7-32V-To-0-8-28V-Power-Supply-Buck-Converter-/281435635032</text:p>
          </table:table-cell>
          <table:table-cell table:number-columns-repeated="1004"/>
        </table:table-row>
        <table:table-row table:style-name="ro2">
          <table:table-cell table:style-name="ce2" table:formula="of:=((MAX_OUTPUT_CURRENT &gt;= 2)*1 + (MAX_INPUT_VOLTAGE &gt;= 12)*1 + (MIN_OUTPUT_VOLTAGE &lt;= 7)*1 + (MAX_OUTPUT_VOLTAGE &gt;= 7)*1 + BUCK * 10)/14" office:value-type="float" office:value="0.857142857142857" calcext:value-type="float">
            <text:p>0.86</text:p>
          </table:table-cell>
          <table:table-cell table:style-name="ce9" table:formula="of:=((MAX_OUTPUT_CURRENT &gt;= 6)*1 + (MAX_INPUT_VOLTAGE &gt;= 12)*1 + (MIN_OUTPUT_VOLTAGE &lt;= 6)*1 + (MAX_OUTPUT_VOLTAGE &gt;= 12)*1  + BUCK * 10)/14" office:value-type="float" office:value="0.857142857142857" calcext:value-type="float">
            <text:p>0.86</text:p>
          </table:table-cell>
          <table:table-cell office:value-type="string" calcext:value-type="string">
            <text:p>3-Terminal 12V 1A Switching Voltage Regulator</text:p>
          </table:table-cell>
          <table:table-cell office:value-type="currency" office:currency="USD" office:value="9" calcext:value-type="currency">
            <text:p>$9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3.97" calcext:value-type="float">
            <text:p>13.97</text:p>
          </table:table-cell>
          <table:table-cell office:value-type="float" office:value="24.892" calcext:value-type="float">
            <text:p>24.8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://www.gravitech.us/312v1aswvore.html</text:p>
          </table:table-cell>
          <table:table-cell table:number-columns-repeated="1004"/>
        </table:table-row>
        <table:table-row table:style-name="ro2">
          <table:table-cell table:style-name="ce2" table:formula="of:=((MAX_OUTPUT_CURRENT &gt;= 2)*1 + (MAX_INPUT_VOLTAGE &gt;= 12)*1 + (MIN_OUTPUT_VOLTAGE &lt;= 7)*1 + (MAX_OUTPUT_VOLTAGE &gt;= 7)*1 + BUCK * 10)/14" office:value-type="float" office:value="0.285714285714286" calcext:value-type="float">
            <text:p>0.29</text:p>
          </table:table-cell>
          <table:table-cell table:style-name="ce9" table:formula="of:=((MAX_OUTPUT_CURRENT &gt;= 6)*1 + (MAX_INPUT_VOLTAGE &gt;= 12)*1 + (MIN_OUTPUT_VOLTAGE &lt;= 6)*1 + (MAX_OUTPUT_VOLTAGE &gt;= 12)*1  + BUCK * 10)/14" office:value-type="float" office:value="0.214285714285714" calcext:value-type="float">
            <text:p>0.21</text:p>
          </table:table-cell>
          <table:table-cell office:value-type="string" calcext:value-type="string">
            <text:p>DC-DC Adjustable Step-up boost Power Converter</text:p>
          </table:table-cell>
          <table:table-cell office:value-type="currency" office:currency="USD" office:value="2" calcext:value-type="currency">
            <text:p>$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ebay.com/itm/DC-DC-Adjustable-Step-up-boost-Power-Converter-Module-XL6009-Replace-LM2577-/181608388242</text:p>
          </table:table-cell>
          <table:table-cell table:number-columns-repeated="1004"/>
        </table:table-row>
        <table:table-row table:style-name="ro2">
          <table:table-cell table:style-name="ce2" table:formula="of:=((MAX_OUTPUT_CURRENT &gt;= 2)*1 + (MAX_INPUT_VOLTAGE &gt;= 12)*1 + (MIN_OUTPUT_VOLTAGE &lt;= 7)*1 + (MAX_OUTPUT_VOLTAGE &gt;= 7)*1 + BUCK * 10)/14" office:value-type="float" office:value="0.285714285714286" calcext:value-type="float">
            <text:p>0.29</text:p>
          </table:table-cell>
          <table:table-cell table:style-name="ce9" table:formula="of:=((MAX_OUTPUT_CURRENT &gt;= 6)*1 + (MAX_INPUT_VOLTAGE &gt;= 12)*1 + (MIN_OUTPUT_VOLTAGE &lt;= 6)*1 + (MAX_OUTPUT_VOLTAGE &gt;= 12)*1  + BUCK * 10)/14" office:value-type="float" office:value="0.285714285714286" calcext:value-type="float">
            <text:p>0.29</text:p>
          </table:table-cell>
          <table:table-cell office:value-type="string" calcext:value-type="string">
            <text:p>DC-DC boost converter</text:p>
          </table:table-cell>
          <table:table-cell office:value-type="currency" office:currency="USD" office:value="8" calcext:value-type="currency">
            <text:p>$8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dfrobot.com/index.php?route=product/product&amp;product_id=444</text:p>
          </table:table-cell>
          <table:table-cell table:number-columns-repeated="1004"/>
        </table:table-row>
        <table:table-row table:style-name="ro2">
          <table:table-cell table:style-name="ce2" table:formula="of:=((MAX_OUTPUT_CURRENT &gt;= 2)*1 + (MAX_INPUT_VOLTAGE &gt;= 12)*1 + (MIN_OUTPUT_VOLTAGE &lt;= 7)*1 + (MAX_OUTPUT_VOLTAGE &gt;= 7)*1 + BUCK * 10)/14" office:value-type="float" office:value="0.214285714285714" calcext:value-type="float">
            <text:p>0.21</text:p>
          </table:table-cell>
          <table:table-cell table:style-name="ce9" table:formula="of:=((MAX_OUTPUT_CURRENT &gt;= 6)*1 + (MAX_INPUT_VOLTAGE &gt;= 12)*1 + (MIN_OUTPUT_VOLTAGE &lt;= 6)*1 + (MAX_OUTPUT_VOLTAGE &gt;= 12)*1  + BUCK * 10)/14" office:value-type="float" office:value="0.214285714285714" calcext:value-type="float">
            <text:p>0.21</text:p>
          </table:table-cell>
          <table:table-cell office:value-type="string" calcext:value-type="string">
            <text:p>150W DC-DC Boost Converter 10-32V to 12-35V 6A Step Up Power supply</text:p>
          </table:table-cell>
          <table:table-cell office:value-type="currency" office:currency="USD" office:value="4" calcext:value-type="currency">
            <text:p>$4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http://www.ebay.com/itm/150W-DC-DC-Boost-Converter-10-32V-to-12-35V-6A-Step-Up-Power-supply-module-/141316770525</text:p>
          </table:table-cell>
          <table:table-cell table:number-columns-repeated="1004"/>
        </table:table-row>
        <table:table-row table:style-name="ro2">
          <table:table-cell table:style-name="ce2" table:formula="of:=((MAX_OUTPUT_CURRENT &gt;= 2)*1 + (MAX_INPUT_VOLTAGE &gt;= 12)*1 + (MIN_OUTPUT_VOLTAGE &lt;= 7)*1 + (MAX_OUTPUT_VOLTAGE &gt;= 7)*1 + BUCK * 10)/14" office:value-type="float" office:value="0.214285714285714" calcext:value-type="float">
            <text:p>0.21</text:p>
          </table:table-cell>
          <table:table-cell table:style-name="ce9" table:formula="of:=((MAX_OUTPUT_CURRENT &gt;= 6)*1 + (MAX_INPUT_VOLTAGE &gt;= 12)*1 + (MIN_OUTPUT_VOLTAGE &lt;= 6)*1 + (MAX_OUTPUT_VOLTAGE &gt;= 12)*1  + BUCK * 10)/14" office:value-type="float" office:value="0.214285714285714" calcext:value-type="float">
            <text:p>0.21</text:p>
          </table:table-cell>
          <table:table-cell office:value-type="string" calcext:value-type="string">
            <text:p>150W DC-DC Boost Converter 10-32V to 12-35V 6A Step-Up Power Supply</text:p>
          </table:table-cell>
          <table:table-cell office:value-type="currency" office:currency="USD" office:value="9" calcext:value-type="currency">
            <text:p>$9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ttp://www.ebay.com/itm/150W-DC-DC-Boost-Converter-10-32V-to-12-35V-6A-Step-Up-Power-Supply-Module-DIY/161550199895?_trksid=p5411.c100167.m2940&amp;_trkparms=aid%3D222007%26algo%3DSIC.MBE%26ao%3D1%26asc%3D20140131123730%26meid%3Dd02e8a4c91e64fab9926ed8d22c0b6a5%26pid%3D100167%26rk%3D3%26rkt%3D15%26sd%3D141316770525</text:p>
          </table:table-cell>
          <table:table-cell table:number-columns-repeated="1004"/>
        </table:table-row>
        <table:table-row table:style-name="ro2">
          <table:table-cell table:style-name="ce2" table:formula="of:=((MAX_OUTPUT_CURRENT &gt;= 2)*1 + (MAX_INPUT_VOLTAGE &gt;= 12)*1 + (MIN_OUTPUT_VOLTAGE &lt;= 7)*1 + (MAX_OUTPUT_VOLTAGE &gt;= 7)*1 + BUCK * 10)/14" office:value-type="float" office:value="0.142857142857143" calcext:value-type="float">
            <text:p>0.14</text:p>
          </table:table-cell>
          <table:table-cell table:style-name="ce9" table:formula="of:=((MAX_OUTPUT_CURRENT &gt;= 6)*1 + (MAX_INPUT_VOLTAGE &gt;= 12)*1 + (MIN_OUTPUT_VOLTAGE &lt;= 6)*1 + (MAX_OUTPUT_VOLTAGE &gt;= 12)*1  + BUCK * 10)/14" office:value-type="float" office:value="0.0714285714285714" calcext:value-type="float">
            <text:p>0.07</text:p>
          </table:table-cell>
          <table:table-cell office:value-type="string" calcext:value-type="string">
            <text:p>PowerBoost 1000 Basic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3.7*2" office:value-type="float" office:value="7.4" calcext:value-type="float">
            <text:p>7.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dafruit.com/products/2030</text:p>
          </table:table-cell>
          <table:table-cell table:number-columns-repeated="1004"/>
        </table:table-row>
        <table:table-row table:style-name="ro1">
          <table:table-cell table:style-name="ce3" table:formula="of:=((MAX_OUTPUT_CURRENT &gt;= 2)*1 + (MAX_INPUT_VOLTAGE &gt;= 12)*1 + (MIN_OUTPUT_VOLTAGE &lt;= 7)*1 + (MAX_OUTPUT_VOLTAGE &gt;= 7)*1 + BUCK * 10)/14" office:value-type="float" office:value="0.928571428571429" calcext:value-type="float">
            <text:p>0.93</text:p>
          </table:table-cell>
          <table:table-cell table:style-name="ce10" table:formula="of:=((MAX_OUTPUT_CURRENT &gt;= 6)*1 + (MAX_INPUT_VOLTAGE &gt;= 12)*1 + (MIN_OUTPUT_VOLTAGE &lt;= 6)*1 + (MAX_OUTPUT_VOLTAGE &gt;= 12)*1  + BUCK * 10)/14" office:value-type="float" office:value="0.928571428571429" calcext:value-type="float">
            <text:p>0.93</text:p>
          </table:table-cell>
          <table:table-cell office:value-type="string" calcext:value-type="string">
            <text:p>10W Step down adjustable switching regulator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ttps://www.dimensionengineering.com/products/de-swadj</text:p>
          </table:table-cell>
          <table:table-cell table:number-columns-repeated="1004"/>
        </table:table-row>
        <table:table-row table:style-name="ro1">
          <table:table-cell table:style-name="ce4" table:formula="of:=((MAX_OUTPUT_CURRENT &gt;= 2)*1 + (MAX_INPUT_VOLTAGE &gt;= 12)*1 + (MIN_OUTPUT_VOLTAGE &lt;= 7)*1 + (MAX_OUTPUT_VOLTAGE &gt;= 7)*1 + BUCK * 10)/14" office:value-type="float" office:value="0.928571428571429" calcext:value-type="float">
            <text:p>0.93</text:p>
          </table:table-cell>
          <table:table-cell table:style-name="ce11" table:formula="of:=((MAX_OUTPUT_CURRENT &gt;= 6)*1 + (MAX_INPUT_VOLTAGE &gt;= 12)*1 + (MIN_OUTPUT_VOLTAGE &lt;= 6)*1 + (MAX_OUTPUT_VOLTAGE &gt;= 12)*1  + BUCK * 10)/14" office:value-type="float" office:value="0.857142857142857" calcext:value-type="float">
            <text:p>0.86</text:p>
          </table:table-cell>
          <table:table-cell office:value-type="string" calcext:value-type="string">
            <text:p>Turnigy UBEC w/ Noise Reduction 3A 5/6V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http://www.amazon.com/Turnigy-UBEC-Noise-Reduction-switching/dp/B00WFHIIBY/ref=sr_1_4?ie=UTF8&amp;qid=1443640210&amp;sr=8-4&amp;keywords=UBEC</text:p>
          </table:table-cell>
          <table:table-cell table:number-columns-repeated="1004"/>
        </table:table-row>
        <table:table-row table:style-name="ro1">
          <table:table-cell table:style-name="ce5" table:formula="of:=((MAX_OUTPUT_CURRENT &gt;= 2)*1 + (MAX_INPUT_VOLTAGE &gt;= 12)*1 + (MIN_OUTPUT_VOLTAGE &lt;= 7)*1 + (MAX_OUTPUT_VOLTAGE &gt;= 7)*1 + BUCK * 10)/14" office:value-type="float" office:value="0.928571428571429" calcext:value-type="float">
            <text:p>0.93</text:p>
          </table:table-cell>
          <table:table-cell table:style-name="ce12" table:formula="of:=((MAX_OUTPUT_CURRENT &gt;= 6)*1 + (MAX_INPUT_VOLTAGE &gt;= 12)*1 + (MIN_OUTPUT_VOLTAGE &lt;= 6)*1 + (MAX_OUTPUT_VOLTAGE &gt;= 12)*1  + BUCK * 10)/14" office:value-type="float" office:value="0.857142857142857" calcext:value-type="float">
            <text:p>0.86</text:p>
          </table:table-cell>
          <table:table-cell table:style-name="ce16" office:value-type="string" calcext:value-type="string">
            <text:p>Andoer BEC UBEC 3A 5V for Receiver Servo Power Supply</text:p>
          </table:table-cell>
          <table:table-cell office:value-type="currency" office:currency="USD" office:value="7" calcext:value-type="currency">
            <text:p>$7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amazon.com/Andoer-Receiver-Servo-Power-Supply/dp/B00NCLEPHI/ref=sr_1_6?ie=UTF8&amp;qid=1443658216&amp;sr=8-6&amp;keywords=UBEC</text:p>
          </table:table-cell>
          <table:table-cell table:number-columns-repeated="1004"/>
        </table:table-row>
        <table:table-row table:style-name="ro1">
          <table:table-cell table:style-name="ce6" table:formula="of:=((MAX_OUTPUT_CURRENT &gt;= 2)*1 + (MAX_INPUT_VOLTAGE &gt;= 12)*1 + (MIN_OUTPUT_VOLTAGE &lt;= 7)*1 + (MAX_OUTPUT_VOLTAGE &gt;= 7)*1 + BUCK * 10)/14" office:value-type="float" office:value="0.928571428571429" calcext:value-type="float">
            <text:p>0.93</text:p>
          </table:table-cell>
          <table:table-cell table:style-name="ce13" table:formula="of:=((MAX_OUTPUT_CURRENT &gt;= 6)*1 + (MAX_INPUT_VOLTAGE &gt;= 12)*1 + (MIN_OUTPUT_VOLTAGE &lt;= 6)*1 + (MAX_OUTPUT_VOLTAGE &gt;= 12)*1  + BUCK * 10)/14" office:value-type="float" office:value="0.857142857142857" calcext:value-type="float">
            <text:p>0.86</text:p>
          </table:table-cell>
          <table:table-cell office:value-type="string" calcext:value-type="string">
            <text:p>5V 5A UBEC 2-5S Lipoly</text:p>
          </table:table-cell>
          <table:table-cell office:value-type="currency" office:currency="USD" office:value="7" calcext:value-type="currency">
            <text:p>$7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://www.amazon.com/5V-UBEC-2-5S-Lipoly-7-2-21v/dp/B00URCJ0I4/ref=sr_1_4?ie=UTF8&amp;qid=1443661532&amp;sr=8-4&amp;keywords=UBEC+5A</text:p>
          </table:table-cell>
          <table:table-cell table:number-columns-repeated="1004"/>
        </table:table-row>
        <table:table-row table:style-name="ro1">
          <table:table-cell table:style-name="ce7" table:formula="of:=((MAX_OUTPUT_CURRENT &gt;= 2)*1 + (MAX_INPUT_VOLTAGE &gt;= 12)*1 + (MIN_OUTPUT_VOLTAGE &lt;= 7)*1 + (MAX_OUTPUT_VOLTAGE &gt;= 7)*1 + BUCK * 10)/14" office:value-type="float" office:value="0.928571428571429" calcext:value-type="float">
            <text:p>0.93</text:p>
          </table:table-cell>
          <table:table-cell table:style-name="ce14" table:formula="of:=((MAX_OUTPUT_CURRENT &gt;= 6)*1 + (MAX_INPUT_VOLTAGE &gt;= 12)*1 + (MIN_OUTPUT_VOLTAGE &lt;= 6)*1 + (MAX_OUTPUT_VOLTAGE &gt;= 12)*1  + BUCK * 10)/14" office:value-type="float" office:value="0.857142857142857" calcext:value-type="float">
            <text:p>0.86</text:p>
          </table:table-cell>
          <table:table-cell office:value-type="string" calcext:value-type="string">
            <text:p>KINGKONG 5V 3A Switching Power UBEC</text:p>
          </table:table-cell>
          <table:table-cell office:value-type="currency" office:currency="USD" office:value="3.2" calcext:value-type="currency">
            <text:p>$3.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://www.hobbyking.com/hobbyking/store/__89452__KINGKONG_5V_3A_Switching_Power_UBEC.html</text:p>
          </table:table-cell>
          <table:table-cell table:number-columns-repeated="1004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A2:Sheet1.A12">
            <calcext:condition calcext:apply-style-name="Untitled2" calcext:value="=MAX([.$A$2:.$A$100])" calcext:base-cell-address="Sheet1.A2"/>
          </calcext:conditional-format>
          <calcext:conditional-format calcext:target-range-address="Sheet1.B2:Sheet1.B12">
            <calcext:condition calcext:apply-style-name="Untitled1" calcext:value="=MAX([.$B$2:.$B$100])" calcext:base-cell-address="Sheet1.B2"/>
          </calcext:conditional-format>
          <calcext:conditional-format calcext:target-range-address="Sheet1.A13:Sheet1.A13">
            <calcext:condition calcext:apply-style-name="Untitled2" calcext:value="=MAX([.$A$2:.$A$100])" calcext:base-cell-address="Sheet1.A13"/>
          </calcext:conditional-format>
          <calcext:conditional-format calcext:target-range-address="Sheet1.B13:Sheet1.B13">
            <calcext:condition calcext:apply-style-name="Untitled1" calcext:value="=MAX([.$B$2:.$B$100])" calcext:base-cell-address="Sheet1.B13"/>
          </calcext:conditional-format>
          <calcext:conditional-format calcext:target-range-address="Sheet1.A14:Sheet1.A14">
            <calcext:condition calcext:apply-style-name="Untitled2" calcext:value="=MAX([.$A$2:.$A$100])" calcext:base-cell-address="Sheet1.A14"/>
          </calcext:conditional-format>
          <calcext:conditional-format calcext:target-range-address="Sheet1.B14:Sheet1.B14">
            <calcext:condition calcext:apply-style-name="Untitled1" calcext:value="=MAX([.$B$2:.$B$100])" calcext:base-cell-address="Sheet1.B14"/>
          </calcext:conditional-format>
          <calcext:conditional-format calcext:target-range-address="Sheet1.A15:Sheet1.A15">
            <calcext:condition calcext:apply-style-name="Untitled2" calcext:value="=MAX([.$A$2:.$A$100])" calcext:base-cell-address="Sheet1.A15"/>
          </calcext:conditional-format>
          <calcext:conditional-format calcext:target-range-address="Sheet1.B15:Sheet1.B15">
            <calcext:condition calcext:apply-style-name="Untitled1" calcext:value="=MAX([.$B$2:.$B$100])" calcext:base-cell-address="Sheet1.B15"/>
          </calcext:conditional-format>
          <calcext:conditional-format calcext:target-range-address="Sheet1.A16:Sheet1.A16">
            <calcext:condition calcext:apply-style-name="Untitled2" calcext:value="=MAX([.$A$2:.$A$100])" calcext:base-cell-address="Sheet1.A16"/>
          </calcext:conditional-format>
          <calcext:conditional-format calcext:target-range-address="Sheet1.B16:Sheet1.B16">
            <calcext:condition calcext:apply-style-name="Untitled1" calcext:value="=MAX([.$B$2:.$B$100])" calcext:base-cell-address="Sheet1.B16"/>
          </calcext:conditional-format>
          <calcext:conditional-format calcext:target-range-address="Sheet1.A17:Sheet1.A17">
            <calcext:condition calcext:apply-style-name="Untitled2" calcext:value="=MAX([.$A$2:.$A$100])" calcext:base-cell-address="Sheet1.A17"/>
          </calcext:conditional-format>
          <calcext:conditional-format calcext:target-range-address="Sheet1.B17:Sheet1.B17">
            <calcext:condition calcext:apply-style-name="Untitled1" calcext:value="=MAX([.$B$2:.$B$100])" calcext:base-cell-address="Sheet1.B17"/>
          </calcext:conditional-format>
        </calcext:conditional-formats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BOOST" table:base-cell-address="$Sheet1.$F$1" table:cell-range-address="$Sheet1.$F$1:.$F$1048576"/>
        <table:named-range table:name="BUCK" table:base-cell-address="$Sheet1.$E$1" table:cell-range-address="$Sheet1.$E$1:.$E$1048576"/>
        <table:named-range table:name="MAX_INPUT_VOLTAGE" table:base-cell-address="$Sheet1.$F$1" table:cell-range-address="$Sheet1.$H$1:.$H$1048576"/>
        <table:named-range table:name="MAX_OUPUT_VOLTAGE" table:base-cell-address="$Sheet1.$I$1" table:cell-range-address="$Sheet1.$K$1:.$K$1048576"/>
        <table:named-range table:name="MAX_OUTPUT_CURRENT" table:base-cell-address="$Sheet1.$I$1" table:cell-range-address="$Sheet1.$L$1:.$L$1048576"/>
        <table:named-range table:name="MAX_OUTPUT_VOLTAGE" table:base-cell-address="$Sheet1.$I$1" table:cell-range-address="$Sheet1.$K$1:.$K$1048576"/>
        <table:named-range table:name="MIN_OUTPUT_VOLTAGE" table:base-cell-address="$Sheet1.$H$1" table:cell-range-address="$Sheet1.$J$1:.$J$1048576"/>
      </table:named-expressions>
      <table:database-ranges>
        <table:database-range table:name="__Anonymous_Sheet_DB__0" table:target-range-address="Sheet1.A2:Sheet1.T1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 style:data-style-name="N2" text:time-value="17:07:30.216584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3-16T21:56:37</meta:creation-date>
    <dc:date>2016-05-06T17:12:24.419804013</dc:date>
    <dc:creator>chris </dc:creator>
    <meta:editing-duration>PT2H57M14S</meta:editing-duration>
    <meta:editing-cycles>23</meta:editing-cycles>
    <meta:generator>LibreOffice/4.2.8.2$Linux_X86_64 LibreOffice_project/420m0$Build-2</meta:generator>
    <meta:document-statistic meta:table-count="2" meta:cell-count="297" meta:object-count="0"/>
  </office:meta>
</office:document-meta>
</file>